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5">
            <text:p>25</text:p>
          </table:table-cell>
          <table:table-cell table:formula="oooc:=[.K5]/[.K10]" office:value-type="percentage" office:value="0.176056338028169">
            <text:p>17,6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21">
            <text:p>21</text:p>
          </table:table-cell>
          <table:table-cell table:style-name="ce15" table:formula="oooc:=[.K6]/[.K10]" office:value-type="percentage" office:value="0.147887323943662">
            <text:p>14,8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75">
            <text:p>75</text:p>
          </table:table-cell>
          <table:table-cell table:style-name="ce15" table:formula="oooc:=([.K7]/[.K10])" office:value-type="percentage" office:value="0.528169014084507">
            <text:p>52,8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6">06/02/2007</text:date>, <text:time>14.56.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06T14:56:43</dc:date>
    <dc:language>it-IT</dc:language>
    <meta:editing-cycles>97</meta:editing-cycles>
    <meta:editing-duration>P2DT22H0M50S</meta:editing-duration>
    <meta:user-defined meta:name="Info 1"/>
    <meta:user-defined meta:name="Info 2"/>
    <meta:user-defined meta:name="Info 3"/>
    <meta:user-defined meta:name="Info 4"/>
    <meta:document-statistic meta:table-count="3" meta:cell-count="785"/>
  </office:meta>
</office:document-meta>
</file>